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596e" officeooo:paragraph-rsid="000e596e" style:font-size-asian="15pt" style:font-size-complex="15pt"/>
    </style:style>
    <style:style style:name="P2" style:family="paragraph" style:parent-style-name="Standard">
      <style:text-properties fo:font-size="15pt" fo:font-weight="bold" officeooo:rsid="0008d567" officeooo:paragraph-rsid="000e596e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8d567" officeooo:paragraph-rsid="000e596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96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ФИГУРАЦИОННЫЕ ФАЙЛЫ</text:p>
      <text:p text:style-name="P1"/>
      <text:p text:style-name="P2">Конфиг для роутера Uboost-1800<text:line-break/><text:line-break/>CONFIG_TARGET_ramips=y</text:p>
      <text:p text:style-name="P2">CONFIG_TARGET_ramips_mt7621=y</text:p>
      <text:p text:style-name="P2">CONFIG_TARGET_ramips_mt7621_DEVICE_haier_har-20s2u1=y</text:p>
      <text:p text:style-name="P2">CONFIG_LIBCURL_COOKIES=y</text:p>
      <text:p text:style-name="P2">CONFIG_LIBCURL_FILE=y</text:p>
      <text:p text:style-name="P2">CONFIG_LIBCURL_FTP=y</text:p>
      <text:p text:style-name="P3"><text:span text:style-name="T1">CONFIG_LIBCURL_HTTP=y</text:span></text:p>
      <text:p text:style-name="P2">CONFIG_LIBCURL_MBEDTLS=y</text:p>
      <text:p text:style-name="P2">CONFIG_LIBCURL_NGHTTP2=y</text:p>
      <text:p text:style-name="P2">CONFIG_LIBCURL_NO_SMB="!"</text:p>
      <text:p text:style-name="P2">CONFIG_LIBCURL_PROXY=y</text:p>
      <text:p text:style-name="P2">CONFIG_LIBCURL_UNIX_SOCKETS=y</text:p>
      <text:p text:style-name="P2">CONFIG_PACKAGE_amneziawg-tools=y</text:p>
      <text:p text:style-name="P2">CONFIG_PACKAGE_cgi-io=y</text:p>
      <text:p text:style-name="P2">CONFIG_PACKAGE_coreutils=y</text:p>
      <text:p text:style-name="P2">CONFIG_PACKAGE_coreutils-sleep=y</text:p>
      <text:p text:style-name="P2">CONFIG_PACKAGE_coreutils-sort=y</text:p>
      <text:p text:style-name="P2">CONFIG_PACKAGE_curl=y</text:p>
      <text:p text:style-name="P2">CONFIG_PACKAGE_custom-theme=y</text:p>
      <text:p text:style-name="P2">CONFIG_PACKAGE_gzip=y</text:p>
      <text:p text:style-name="P2">CONFIG_PACKAGE_ipset=y</text:p>
      <text:p text:style-name="P2">CONFIG_PACKAGE_iptables-mod-nfqueue=y</text:p>
      <text:p text:style-name="P2">CONFIG_PACKAGE_iptables-nft=y</text:p>
      <text:p text:style-name="P2">CONFIG_PACKAGE_kmod-amneziawg=y</text:p>
      <text:p text:style-name="P2">CONFIG_PACKAGE_kmod-crypto-lib-chacha20=y</text:p>
      <text:p text:style-name="P2">CONFIG_PACKAGE_kmod-crypto-lib-chacha20poly1305=y</text:p>
      <text:p text:style-name="P2">CONFIG_PACKAGE_kmod-crypto-lib-curve25519=y</text:p>
      <text:p text:style-name="P2">CONFIG_PACKAGE_kmod-crypto-lib-poly1305=y</text:p>
      <text:p text:style-name="P2">CONFIG_PACKAGE_kmod-ipt-core=y</text:p>
      <text:p text:style-name="P2">CONFIG_PACKAGE_kmod-ipt-ipset=y</text:p>
      <text:p text:style-name="P2">CONFIG_PACKAGE_kmod-ipt-nfqueue=y</text:p>
      <text:p text:style-name="P2">CONFIG_PACKAGE_kmod-mt7615-common=y</text:p>
      <text:p text:style-name="P2">CONFIG_PACKAGE_kmod-mt7615-firmware=y</text:p>
      <text:p text:style-name="P2">CONFIG_PACKAGE_kmod-mt7615e=y</text:p>
      <text:p text:style-name="P2">CONFIG_PACKAGE_kmod-nf-ipt=y</text:p>
      <text:p text:style-name="P2">CONFIG_PACKAGE_kmod-nfnetlink-queue=y</text:p>
      <text:p text:style-name="P2">CONFIG_PACKAGE_kmod-nft-compat=y</text:p>
      <text:p text:style-name="P2">CONFIG_PACKAGE_kmod-nft-queue=y</text:p>
      <text:p text:style-name="P2"><text:soft-page-break/>CONFIG_PACKAGE_kmod-udptunnel4=y</text:p>
      <text:p text:style-name="P2">CONFIG_PACKAGE_kmod-udptunnel6=y</text:p>
      <text:p text:style-name="P2">CONFIG_PACKAGE_kmod-wireguard=y</text:p>
      <text:p text:style-name="P2">CONFIG_PACKAGE_libcap=y</text:p>
      <text:p text:style-name="P2">CONFIG_PACKAGE_libcurl=y</text:p>
      <text:p text:style-name="P2">CONFIG_PACKAGE_libipset=y</text:p>
      <text:p text:style-name="P2">CONFIG_PACKAGE_libiptext=y</text:p>
      <text:p text:style-name="P2">CONFIG_PACKAGE_libiptext-nft=y</text:p>
      <text:p text:style-name="P2">CONFIG_PACKAGE_libiptext6=y</text:p>
      <text:p text:style-name="P2">CONFIG_PACKAGE_liblua=y</text:p>
      <text:p text:style-name="P3"><text:span text:style-name="T1">CONFIG_PACKAGE_liblucihttp=y</text:span></text:p>
      <text:p text:style-name="P2">CONFIG_PACKAGE_liblucihttp-lua=y</text:p>
      <text:p text:style-name="P2">CONFIG_PACKAGE_liblucihttp-ucode=y</text:p>
      <text:p text:style-name="P2">CONFIG_PACKAGE_libnetfilter-queue=y</text:p>
      <text:p text:style-name="P2">CONFIG_PACKAGE_libnfnetlink=y</text:p>
      <text:p text:style-name="P2">CONFIG_PACKAGE_libnghttp2=y</text:p>
      <text:p text:style-name="P2">CONFIG_PACKAGE_libpcap=y</text:p>
      <text:p text:style-name="P2">CONFIG_PACKAGE_libubus-lua=y</text:p>
      <text:p text:style-name="P2">CONFIG_PACKAGE_libxtables=y</text:p>
      <text:p text:style-name="P2">CONFIG_PACKAGE_lua=y</text:p>
      <text:p text:style-name="P2">CONFIG_PACKAGE_luci=y</text:p>
      <text:p text:style-name="P2">CONFIG_PACKAGE_luci-app-firewall=y</text:p>
      <text:p text:style-name="P2">CONFIG_PACKAGE_luci-app-opkg=y</text:p>
      <text:p text:style-name="P2">CONFIG_PACKAGE_luci-app-uhttpd=y</text:p>
      <text:p text:style-name="P2">CONFIG_PACKAGE_luci-base=y</text:p>
      <text:p text:style-name="P2">CONFIG_PACKAGE_luci-compat=y</text:p>
      <text:p text:style-name="P2">CONFIG_PACKAGE_luci-lib-base=y</text:p>
      <text:p text:style-name="P2">CONFIG_PACKAGE_luci-lib-ip=y</text:p>
      <text:p text:style-name="P2">CONFIG_PACKAGE_luci-lib-jsonc=y</text:p>
      <text:p text:style-name="P2">CONFIG_PACKAGE_luci-lib-nixio=y</text:p>
      <text:p text:style-name="P2">CONFIG_PACKAGE_luci-light=y</text:p>
      <text:p text:style-name="P2">CONFIG_PACKAGE_luci-lua-runtime=y</text:p>
      <text:p text:style-name="P2">CONFIG_PACKAGE_luci-mod-admin-full=y</text:p>
      <text:p text:style-name="P2">CONFIG_PACKAGE_luci-mod-network=y</text:p>
      <text:p text:style-name="P2">CONFIG_PACKAGE_luci-mod-status=y</text:p>
      <text:p text:style-name="P2">CONFIG_PACKAGE_luci-mod-system=y</text:p>
      <text:p text:style-name="P2">CONFIG_PACKAGE_luci-proto-ipv6=y</text:p>
      <text:p text:style-name="P2">CONFIG_PACKAGE_luci-proto-ppp=y</text:p>
      <text:p text:style-name="P2">CONFIG_PACKAGE_luci-theme-argon=y</text:p>
      <text:p text:style-name="P2">CONFIG_PACKAGE_luci-theme-bootstrap=y</text:p>
      <text:p text:style-name="P2">CONFIG_PACKAGE_rpcd=y</text:p>
      <text:p text:style-name="P2">CONFIG_PACKAGE_rpcd-mod-file=y</text:p>
      <text:p text:style-name="P2"><text:soft-page-break/>CONFIG_PACKAGE_rpcd-mod-iwinfo=y</text:p>
      <text:p text:style-name="P2">CONFIG_PACKAGE_rpcd-mod-luci=y</text:p>
      <text:p text:style-name="P2">CONFIG_PACKAGE_rpcd-mod-rrdns=y</text:p>
      <text:p text:style-name="P2">CONFIG_PACKAGE_rpcd-mod-ucode=y</text:p>
      <text:p text:style-name="P2">CONFIG_PACKAGE_uboost-custom-menu=y</text:p>
      <text:p text:style-name="P2">CONFIG_PACKAGE_uboot-integration=y</text:p>
      <text:p text:style-name="P2">CONFIG_PACKAGE_uboot-rename=y</text:p>
      <text:p text:style-name="P2">CONFIG_PACKAGE_uboot-router-api=y</text:p>
      <text:p text:style-name="P2">CONFIG_PACKAGE_ucode-mod-html=y</text:p>
      <text:p text:style-name="P2">CONFIG_PACKAGE_ucode-mod-lua=y</text:p>
      <text:p text:style-name="P3"><text:span text:style-name="T1">CONFIG_PACKAGE_ucode-mod-math=y</text:span></text:p>
      <text:p text:style-name="P2">CONFIG_PACKAGE_uhttpd=y</text:p>
      <text:p text:style-name="P2">CONFIG_PACKAGE_uhttpd-mod-ubus=y</text:p>
      <text:p text:style-name="P2">CONFIG_PACKAGE_wireguard-tools=y</text:p>
      <text:p text:style-name="P2">CONFIG_PACKAGE_xtables-nft=y</text:p>
      <text:p text:style-name="P2">CONFIG_PACKAGE_zapret=y</text:p>
      <text:p text:style-name="P2">CONFIG_PACKAGE_zlib=y</text:p>
      <text:p text:style-name="P3"><text:span text:style-name="T2"># CONFIG_PACKAGE_kmod-crypto-kpp is not set</text:span></text:p>
      <text:p text:style-name="P3"><text:span text:style-name="T2"/></text:p>
      <text:p text:style-name="P3"><text:span text:style-name="T2">Конфиг для роутера </text:span><text:span text:style-name="T3">Uboost-3000<text:line-break/><text:line-break/>CONFIG_TARGET_mediatek=y</text:span></text:p>
      <text:p text:style-name="P3"><text:span text:style-name="T3">CONFIG_TARGET_mediatek_filogic=y</text:span></text:p>
      <text:p text:style-name="P3"><text:span text:style-name="T3">CONFIG_TARGET_mediatek_filogic_DEVICE_uboost-3000=y</text:span></text:p>
      <text:p text:style-name="P3"><text:span text:style-name="T3">CONFIG_LIBCURL_COOKIES=y</text:span></text:p>
      <text:p text:style-name="P3"><text:span text:style-name="T3">CONFIG_LIBCURL_FILE=y</text:span></text:p>
      <text:p text:style-name="P3"><text:span text:style-name="T3">CONFIG_LIBCURL_FTP=y</text:span></text:p>
      <text:p text:style-name="P3"><text:span text:style-name="T3">CONFIG_LIBCURL_HTTP=y</text:span></text:p>
      <text:p text:style-name="P3"><text:span text:style-name="T3">CONFIG_LIBCURL_MBEDTLS=y</text:span></text:p>
      <text:p text:style-name="P3"><text:span text:style-name="T3">CONFIG_LIBCURL_NGHTTP2=y</text:span></text:p>
      <text:p text:style-name="P3"><text:span text:style-name="T3">CONFIG_LIBCURL_NO_SMB="!"</text:span></text:p>
      <text:p text:style-name="P3"><text:span text:style-name="T3">CONFIG_LIBCURL_PROXY=y</text:span></text:p>
      <text:p text:style-name="P3"><text:span text:style-name="T3">CONFIG_LIBCURL_UNIX_SOCKETS=y</text:span></text:p>
      <text:p text:style-name="P3"><text:span text:style-name="T3">CONFIG_PACKAGE_amneziawg-tools=y</text:span></text:p>
      <text:p text:style-name="P3"><text:span text:style-name="T3">CONFIG_PACKAGE_cgi-io=y</text:span></text:p>
      <text:p text:style-name="P3"><text:span text:style-name="T3">CONFIG_PACKAGE_coreutils=y</text:span></text:p>
      <text:p text:style-name="P3"><text:span text:style-name="T3">CONFIG_PACKAGE_coreutils-sleep=y</text:span></text:p>
      <text:p text:style-name="P3"><text:span text:style-name="T3">CONFIG_PACKAGE_coreutils-sort=y</text:span></text:p>
      <text:p text:style-name="P3"><text:span text:style-name="T3">CONFIG_PACKAGE_curl=y</text:span></text:p>
      <text:p text:style-name="P3"><text:span text:style-name="T3">CONFIG_PACKAGE_custom-theme=y</text:span></text:p>
      <text:p text:style-name="P3"><text:span text:style-name="T3">CONFIG_PACKAGE_gzip=y</text:span></text:p>
      <text:p text:style-name="P3"><text:span text:style-name="T3">CONFIG_PACKAGE_ipset=y</text:span></text:p>
      <text:p text:style-name="P3"><text:span text:style-name="T3">CONFIG_PACKAGE_iptables-mod-nfqueue=y</text:span></text:p>
      <text:p text:style-name="P3"><text:span text:style-name="T3">CONFIG_PACKAGE_iptables-nft=y</text:span></text:p>
      <text:p text:style-name="P3"><text:span text:style-name="T3">CONFIG_PACKAGE_kmod-amneziawg=y</text:span></text:p>
      <text:p text:style-name="P3"><text:span text:style-name="T3">CONFIG_PACKAGE_kmod-crypto-lib-chacha20=y</text:span></text:p>
      <text:p text:style-name="P3"><text:span text:style-name="T3">CONFIG_PACKAGE_kmod-crypto-lib-chacha20poly1305=y</text:span></text:p>
      <text:p text:style-name="P3"><text:span text:style-name="T3">CONFIG_PACKAGE_kmod-crypto-lib-curve25519=y</text:span></text:p>
      <text:p text:style-name="P3"><text:soft-page-break/><text:span text:style-name="T3">CONFIG_PACKAGE_kmod-crypto-lib-poly1305=y</text:span></text:p>
      <text:p text:style-name="P3"><text:span text:style-name="T3">CONFIG_PACKAGE_kmod-ipt-core=y</text:span></text:p>
      <text:p text:style-name="P3"><text:span text:style-name="T3">CONFIG_PACKAGE_kmod-ipt-ipset=y</text:span></text:p>
      <text:p text:style-name="P3"><text:span text:style-name="T3">CONFIG_PACKAGE_kmod-ipt-nfqueue=y</text:span></text:p>
      <text:p text:style-name="P3"><text:span text:style-name="T3">CONFIG_PACKAGE_kmod-nf-ipt=y</text:span></text:p>
      <text:p text:style-name="P3"><text:span text:style-name="T3">CONFIG_PACKAGE_kmod-nfnetlink-queue=y</text:span></text:p>
      <text:p text:style-name="P3"><text:span text:style-name="T3">CONFIG_PACKAGE_kmod-nft-compat=y</text:span></text:p>
      <text:p text:style-name="P3"><text:span text:style-name="T3">CONFIG_PACKAGE_kmod-nft-queue=y</text:span></text:p>
      <text:p text:style-name="P3"><text:span text:style-name="T3">CONFIG_PACKAGE_kmod-udptunnel4=y</text:span></text:p>
      <text:p text:style-name="P3"><text:span text:style-name="T3">CONFIG_PACKAGE_kmod-udptunnel6=y</text:span></text:p>
      <text:p text:style-name="P3"><text:span text:style-name="T3">CONFIG_PACKAGE_kmod-wireguard=y</text:span></text:p>
      <text:p text:style-name="P3"><text:span text:style-name="T3">CONFIG_PACKAGE_libcap=y</text:span></text:p>
      <text:p text:style-name="P3"><text:span text:style-name="T3">CONFIG_PACKAGE_libcurl=y</text:span></text:p>
      <text:p text:style-name="P3"><text:span text:style-name="T3">CONFIG_PACKAGE_libipset=y</text:span></text:p>
      <text:p text:style-name="P3"><text:span text:style-name="T3">CONFIG_PACKAGE_libiptext=y</text:span></text:p>
      <text:p text:style-name="P3"><text:span text:style-name="T3">CONFIG_PACKAGE_libiptext-nft=y</text:span></text:p>
      <text:p text:style-name="P3"><text:span text:style-name="T3">CONFIG_PACKAGE_libiptext6=y</text:span></text:p>
      <text:p text:style-name="P3"><text:span text:style-name="T3">CONFIG_PACKAGE_liblua=y</text:span></text:p>
      <text:p text:style-name="P3"><text:span text:style-name="T3">CONFIG_PACKAGE_liblucihttp=y</text:span></text:p>
      <text:p text:style-name="P3"><text:span text:style-name="T3">CONFIG_PACKAGE_liblucihttp-lua=y</text:span></text:p>
      <text:p text:style-name="P3"><text:span text:style-name="T3">CONFIG_PACKAGE_liblucihttp-ucode=y</text:span></text:p>
      <text:p text:style-name="P3"><text:span text:style-name="T3">CONFIG_PACKAGE_libnetfilter-queue=y</text:span></text:p>
      <text:p text:style-name="P3"><text:span text:style-name="T3">CONFIG_PACKAGE_libnfnetlink=y</text:span></text:p>
      <text:p text:style-name="P3"><text:span text:style-name="T3">CONFIG_PACKAGE_libnghttp2=y</text:span></text:p>
      <text:p text:style-name="P3"><text:span text:style-name="T3">CONFIG_PACKAGE_libpcap=y</text:span></text:p>
      <text:p text:style-name="P3"><text:span text:style-name="T3">CONFIG_PACKAGE_libubus-lua=y</text:span></text:p>
      <text:p text:style-name="P3"><text:span text:style-name="T3">CONFIG_PACKAGE_libxtables=y</text:span></text:p>
      <text:p text:style-name="P3"><text:span text:style-name="T3">CONFIG_PACKAGE_lua=y</text:span></text:p>
      <text:p text:style-name="P3"><text:span text:style-name="T3">CONFIG_PACKAGE_luci=y</text:span></text:p>
      <text:p text:style-name="P3"><text:span text:style-name="T3">CONFIG_PACKAGE_luci-app-firewall=y</text:span></text:p>
      <text:p text:style-name="P3"><text:span text:style-name="T3">CONFIG_PACKAGE_luci-app-opkg=y</text:span></text:p>
      <text:p text:style-name="P3"><text:span text:style-name="T3">CONFIG_PACKAGE_luci-app-uhttpd=y</text:span></text:p>
      <text:p text:style-name="P3"><text:span text:style-name="T3">CONFIG_PACKAGE_luci-base=y</text:span></text:p>
      <text:p text:style-name="P3"><text:span text:style-name="T3">CONFIG_PACKAGE_luci-compat=y</text:span></text:p>
      <text:p text:style-name="P3"><text:span text:style-name="T3">CONFIG_PACKAGE_luci-lib-base=y</text:span></text:p>
      <text:p text:style-name="P3"><text:span text:style-name="T3">CONFIG_PACKAGE_luci-lib-ip=y</text:span></text:p>
      <text:p text:style-name="P3"><text:span text:style-name="T3">CONFIG_PACKAGE_luci-lib-jsonc=y</text:span></text:p>
      <text:p text:style-name="P3"><text:span text:style-name="T3">CONFIG_PACKAGE_luci-lib-nixio=y</text:span></text:p>
      <text:p text:style-name="P3"><text:span text:style-name="T3">CONFIG_PACKAGE_luci-light=y</text:span></text:p>
      <text:p text:style-name="P3"><text:span text:style-name="T3">CONFIG_PACKAGE_luci-lua-runtime=y</text:span></text:p>
      <text:p text:style-name="P3"><text:span text:style-name="T3">CONFIG_PACKAGE_luci-mod-admin-full=y</text:span></text:p>
      <text:p text:style-name="P3"><text:span text:style-name="T3">CONFIG_PACKAGE_luci-mod-network=y</text:span></text:p>
      <text:p text:style-name="P3"><text:span text:style-name="T3">CONFIG_PACKAGE_luci-mod-status=y</text:span></text:p>
      <text:p text:style-name="P3"><text:span text:style-name="T3">CONFIG_PACKAGE_luci-mod-system=y</text:span></text:p>
      <text:p text:style-name="P3"><text:span text:style-name="T3">CONFIG_PACKAGE_luci-proto-ipv6=y</text:span></text:p>
      <text:p text:style-name="P3"><text:span text:style-name="T3">CONFIG_PACKAGE_luci-proto-ppp=y</text:span></text:p>
      <text:p text:style-name="P3"><text:span text:style-name="T3">CONFIG_PACKAGE_luci-theme-argon=y</text:span></text:p>
      <text:p text:style-name="P3"><text:span text:style-name="T3">CONFIG_PACKAGE_luci-theme-bootstrap=y</text:span></text:p>
      <text:p text:style-name="P3"><text:span text:style-name="T3">CONFIG_PACKAGE_rpcd=y</text:span></text:p>
      <text:p text:style-name="P3"><text:span text:style-name="T3">CONFIG_PACKAGE_rpcd-mod-file=y</text:span></text:p>
      <text:p text:style-name="P3"><text:span text:style-name="T3">CONFIG_PACKAGE_rpcd-mod-iwinfo=y</text:span></text:p>
      <text:p text:style-name="P3"><text:span text:style-name="T3">CONFIG_PACKAGE_rpcd-mod-luci=y</text:span></text:p>
      <text:p text:style-name="P3"><text:soft-page-break/><text:span text:style-name="T3">CONFIG_PACKAGE_rpcd-mod-rrdns=y</text:span></text:p>
      <text:p text:style-name="P3"><text:span text:style-name="T3">CONFIG_PACKAGE_rpcd-mod-ucode=y</text:span></text:p>
      <text:p text:style-name="P3"><text:span text:style-name="T3">CONFIG_PACKAGE_uboost-custom-menu=y</text:span></text:p>
      <text:p text:style-name="P3"><text:span text:style-name="T3">CONFIG_PACKAGE_uboot-integration=y</text:span></text:p>
      <text:p text:style-name="P3"><text:span text:style-name="T3">CONFIG_PACKAGE_uboot-rename=y</text:span></text:p>
      <text:p text:style-name="P3"><text:span text:style-name="T3">CONFIG_PACKAGE_uboot-router-api=y</text:span></text:p>
      <text:p text:style-name="P3"><text:span text:style-name="T3">CONFIG_PACKAGE_ucode-mod-html=y</text:span></text:p>
      <text:p text:style-name="P3"><text:span text:style-name="T3">CONFIG_PACKAGE_ucode-mod-lua=y</text:span></text:p>
      <text:p text:style-name="P3"><text:span text:style-name="T3">CONFIG_PACKAGE_ucode-mod-math=y</text:span></text:p>
      <text:p text:style-name="P3"><text:span text:style-name="T3">CONFIG_PACKAGE_uhttpd=y</text:span></text:p>
      <text:p text:style-name="P3"><text:span text:style-name="T3">CONFIG_PACKAGE_uhttpd-mod-ubus=y</text:span></text:p>
      <text:p text:style-name="P3"><text:span text:style-name="T3">CONFIG_PACKAGE_wireguard-tools=y</text:span></text:p>
      <text:p text:style-name="P3"><text:span text:style-name="T3">CONFIG_PACKAGE_xtables-nft=y</text:span></text:p>
      <text:p text:style-name="P3"><text:span text:style-name="T3">CONFIG_PACKAGE_zapret=y</text:span></text:p>
      <text:p text:style-name="P3"><text:span text:style-name="T3">CONFIG_PACKAGE_zlib=y</text:span></text:p>
      <text:p text:style-name="P3"><text:span text:style-name="T3"># CONFIG_TARGET_ROOTFS_SQUASHFS is not set</text:span></text:p>
      <text:p text:style-name="P3"><text:span text:style-name="T3"># CONFIG_PACKAGE_kmod-crypto-kpp is not se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23:50:18.193186093</meta:creation-date>
    <dc:date>2025-10-22T23:53:40.279142508</dc:date>
    <meta:editing-duration>PT3M22S</meta:editing-duration>
    <meta:editing-cycles>1</meta:editing-cycles>
    <meta:document-statistic meta:table-count="0" meta:image-count="0" meta:object-count="0" meta:page-count="5" meta:paragraph-count="195" meta:word-count="216" meta:character-count="5868" meta:non-whitespace-character-count="5845"/>
    <meta:generator>LibreOffice/24.2.7.2$Linux_X86_64 LibreOffice_project/420$Build-2</meta:generator>
  </office:meta>
</office:document-meta>
</file>